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4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1">
      <style:paragraph-properties fo:margin-top="0in" fo:margin-bottom="0in" loext:contextual-spacing="false"/>
    </style:style>
    <style:style style:name="P8" style:family="paragraph" style:parent-style-name="Text_20_body" style:list-style-name="L2">
      <style:paragraph-properties fo:margin-top="0in" fo:margin-bottom="0in" loext:contextual-spacing="false"/>
    </style:style>
    <style:style style:name="P9" style:family="paragraph" style:parent-style-name="Text_20_body" style:list-style-name="L3">
      <style:paragraph-properties fo:margin-top="0in" fo:margin-bottom="0in" loext:contextual-spacing="false"/>
    </style:style>
    <style:style style:name="P10" style:family="paragraph" style:parent-style-name="Text_20_body" style:list-style-name="L5">
      <style:paragraph-properties fo:margin-top="0in" fo:margin-bottom="0in" loext:contextual-spacing="false"/>
    </style:style>
    <style:style style:name="P11" style:family="paragraph" style:parent-style-name="Text_20_body" style:list-style-name="L7">
      <style:paragraph-properties fo:margin-top="0in" fo:margin-bottom="0in" loext:contextual-spacing="false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oftware Packages</text:h>
      <text:list xml:id="list8086782740915034224" text:style-name="L4">
        <text:list-item>
          <text:p text:style-name="P3"><text:a xlink:type="simple" xlink:href="https://docs.pymc.io/notebooks/bayesian_neural_network_advi.html" office:target-frame-name="_blank" xlink:show="new" text:style-name="Internet_20_link" text:visited-style-name="Visited_20_Internet_20_Link">PyMC3</text:a> </text:p>
        </text:list-item>
      </text:list>
      <text:h text:style-name="Heading_20_2" text:outline-level="2">Readings on Bayes Nets</text:h>
      <text:list xml:id="list8446271281216994250" text:style-name="L5">
        <text:list-item>
          <text:p text:style-name="P10"><text:a xlink:type="simple" xlink:href="https://en.wikipedia.org/wiki/Gibbs_sampling" office:target-frame-name="_blank" xlink:show="new" text:style-name="Internet_20_link" text:visited-style-name="Visited_20_Internet_20_Link">Gibbs Sampling</text:a> &amp; <text:a xlink:type="simple" xlink:href="https://en.wikipedia.org/wiki/Metropolis–Hastings_algorithm" office:target-frame-name="_blank" xlink:show="new" text:style-name="Internet_20_link" text:visited-style-name="Visited_20_Internet_20_Link">Metropolis-Hastings</text:a> </text:p>
        </text:list-item>
        <text:list-item>
          <text:p text:style-name="P10"><text:a xlink:type="simple" xlink:href="https://en.wikipedia.org/wiki/Markov_chain_Monte_Carlo" office:target-frame-name="_blank" xlink:show="new" text:style-name="Internet_20_link" text:visited-style-name="Visited_20_Internet_20_Link">Markov Chain Monte Carlo Sampling</text:a> </text:p>
        </text:list-item>
        <text:list-item>
          <text:p text:style-name="P10"><text:a xlink:type="simple" xlink:href="https://docs.pymc.io/api/inference.html" office:target-frame-name="_blank" xlink:show="new" text:style-name="Internet_20_link" text:visited-style-name="Visited_20_Internet_20_Link">Variational Inference</text:a> </text:p>
        </text:list-item>
        <text:list-item>
          <text:p text:style-name="P4"><text:a xlink:type="simple" xlink:href="https://arxiv.org/abs/1801.07710" office:target-frame-name="_blank" xlink:show="new" text:style-name="Internet_20_link" text:visited-style-name="Visited_20_Internet_20_Link">Bayesian Neural Networks</text:a> </text:p>
        </text:list-item>
      </text:list>
      <text:h text:style-name="Heading_20_2" text:outline-level="2">Readings on HMMs</text:h>
      <text:list xml:id="list8257346120527174804" text:style-name="L6">
        <text:list-item>
          <text:p text:style-name="P5">Rabiner’s famous <text:a xlink:type="simple" xlink:href="http://www.cs.ubc.ca/~murphyk/Bayes/rabiner.pdf" office:target-frame-name="_blank" xlink:show="new" text:style-name="Internet_20_link" text:visited-style-name="Visited_20_Internet_20_Link"><text:span text:style-name="Emphasis">Tutorial on hidden Markov models and selected applications in speech recognition</text:span></text:a> [<text:a xlink:type="simple" xlink:href="http://alumni.media.mit.edu/~rahimi/rabiner/rabiner-errata/" office:target-frame-name="_blank" xlink:show="new" text:style-name="Internet_20_link" text:visited-style-name="Visited_20_Internet_20_Link">errata</text:a>]</text:p>
        </text:list-item>
        <text:list-item>
          <text:p text:style-name="P5">(<text:span text:style-name="Emphasis">Optional</text:span>) Thad Starner's MS thesis: <text:a xlink:type="simple" xlink:href="http://dspace.mit.edu/handle/1721.1/29089" office:target-frame-name="_blank" xlink:show="new" text:style-name="Internet_20_link" text:visited-style-name="Visited_20_Internet_20_Link"><text:span text:style-name="Emphasis">Visual Recognition of American Sign Language Using Hidden Markov Models</text:span></text:a> [<text:a xlink:type="simple" xlink:href="http://dspace.mit.edu/bitstream/handle/1721.1/29089/32601581-MIT.pdf" office:target-frame-name="_blank" xlink:show="new" text:style-name="Internet_20_link" text:visited-style-name="Visited_20_Internet_20_Link">PDF</text:a>]</text:p>
        </text:list-item>
      </text:list>
      <text:h text:style-name="Heading_20_2" text:outline-level="2">Other Readings</text:h>
      <text:list xml:id="list7711680156205917559" text:style-name="L7">
        <text:list-item>
          <text:p text:style-name="P11"><text:a xlink:type="simple" xlink:href="https://www.cs.cmu.edu/~roni/papers/survey-slm-IEEE-PROC-0004.pdf" office:target-frame-name="_blank" xlink:show="new" text:style-name="Internet_20_link" text:visited-style-name="Visited_20_Internet_20_Link">Two Decades of Statistical Modeling: Where do We Go From Here?</text:a> </text:p>
        </text:list-item>
        <text:list-item>
          <text:p text:style-name="P11"><text:a xlink:type="simple" xlink:href="https://camdavidsonpilon.github.io/Probabilistic-Programming-and-Bayesian-Methods-for-Hackers/" office:target-frame-name="_blank" xlink:show="new" text:style-name="Internet_20_link" text:visited-style-name="Visited_20_Internet_20_Link">Probabilistic Programming &amp; Bayesian Methods for Hackers</text:a> </text:p>
        </text:list-item>
        <text:list-item>
          <text:p text:style-name="P11"><text:a xlink:type="simple" xlink:href="http://www.dsic.upv.es/docs/posgrado/20/RES/materialesDocentes/alejandroViewgraphs/htkbook.pdf" office:target-frame-name="_blank" xlink:show="new" text:style-name="Internet_20_link" text:visited-style-name="Visited_20_Internet_20_Link">HTK Handbook</text:a> (especially Chapter 14) </text:p>
        </text:list-item>
        <text:list-item>
          <text:p text:style-name="P11"><text:a xlink:type="simple" xlink:href="https://web.stanford.edu/~jurafsky/slp3/" office:target-frame-name="_blank" xlink:show="new" text:style-name="Internet_20_link" text:visited-style-name="Visited_20_Internet_20_Link">Speech &amp; Language Processing</text:a> </text:p>
        </text:list-item>
        <text:list-item>
          <text:p text:style-name="P6"><text:a xlink:type="simple" xlink:href="https://nlp.cs.nyu.edu/meyers/Annotation%20Compatibility%20Working%20Group%20Report%202006.html" office:target-frame-name="_blank" xlink:show="new" text:style-name="Internet_20_link" text:visited-style-name="Visited_20_Internet_20_Link">POS Annotation Compatibility Report (2006)</text:a> </text:p>
        </text:list-item>
      </text:list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9T10:09:46.137068992</meta:creation-date>
    <meta:generator>LibreOffice/5.1.6.2$Linux_X86_64 LibreOffice_project/10m0$Build-2</meta:generator>
    <dc:date>2018-06-12T19:36:10.060606625</dc:date>
    <meta:editing-duration>PT3M11S</meta:editing-duration>
    <meta:editing-cycles>6</meta:editing-cycles>
    <meta:document-statistic meta:table-count="0" meta:image-count="0" meta:object-count="0" meta:page-count="1" meta:paragraph-count="16" meta:word-count="100" meta:character-count="654" meta:non-whitespace-character-count="572"/>
  </office:meta>
</office:document-meta>
</file>